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ff0000" draw:marker-start="" draw:marker-start-width="0.273cm" draw:marker-start-center="false" draw:marker-end="" draw:marker-end-width="0.273cm" draw:marker-end-center="false" draw:fill="solid" draw:fill-color="#ffff8b" draw:textarea-horizontal-align="center" draw:textarea-vertical-align="middle" fo:padding-top="0.152cm" fo:padding-bottom="0.152cm" fo:padding-left="0.275cm" fo:padding-right="0.27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14cm" draw:marker-start-center="false" draw:marker-end="" draw:marker-end-width="0.314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" draw:marker-start-width="0.293cm" draw:marker-start-center="false" draw:marker-end="" draw:marker-end-width="0.293cm" draw:marker-end-center="false" draw:fill="solid" draw:fill-color="#99ccff" draw:textarea-horizontal-align="center" draw:textarea-vertical-align="middle" fo:padding-top="0.136cm" fo:padding-bottom="0.136cm" fo:padding-left="0.261cm" fo:padding-right="0.261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49cm" svg:stroke-color="#75ab24" draw:marker-start="" draw:marker-start-width="0.275cm" draw:marker-start-center="false" draw:marker-end="" draw:marker-end-width="0.275cm" draw:marker-end-center="false" draw:fill="none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ffff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P1" style:family="paragraph">
      <loext:graphic-properties draw:fill="solid" draw:fill-color="#ffff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02cm" svg:height="1.498cm" svg:x="9.666cm" svg:y="14.437cm" svg:viewBox="0 0 2021 1499" svg:d="M1744 44c-245-45-492 27-737 67-226 41-462 12-691 0-326-16-268 337-300 531-31 238-26 483 92 670 151 226 449 48 691 156 365 164 208-380 577-380 187 0 631 126 529-241-71-260 192-424 93-671l-208-176z">
            <text:p/>
          </draw:path>
          <draw:line draw:style-name="gr2" draw:text-style-name="P2" draw:layer="layout" svg:x1="9.493cm" svg:y1="13.758cm" svg:x2="9.493cm" svg:y2="16.152cm">
            <text:p/>
          </draw:line>
          <draw:line draw:style-name="gr3" draw:text-style-name="P2" draw:layer="layout" svg:x1="9.971cm" svg:y1="13.758cm" svg:x2="9.971cm" svg:y2="16.152cm">
            <text:p/>
          </draw:line>
          <draw:line draw:style-name="gr3" draw:text-style-name="P2" draw:layer="layout" svg:x1="10.449cm" svg:y1="13.758cm" svg:x2="10.449cm" svg:y2="16.152cm">
            <text:p/>
          </draw:line>
          <draw:line draw:style-name="gr3" draw:text-style-name="P2" draw:layer="layout" svg:x1="10.934cm" svg:y1="13.758cm" svg:x2="10.934cm" svg:y2="16.152cm">
            <text:p/>
          </draw:line>
          <draw:line draw:style-name="gr3" draw:text-style-name="P2" draw:layer="layout" svg:x1="11.412cm" svg:y1="13.758cm" svg:x2="11.412cm" svg:y2="16.152cm">
            <text:p/>
          </draw:line>
          <draw:line draw:style-name="gr2" draw:text-style-name="P2" draw:layer="layout" svg:x1="11.89cm" svg:y1="13.758cm" svg:x2="11.89cm" svg:y2="16.152cm">
            <text:p/>
          </draw:line>
          <draw:line draw:style-name="gr2" draw:text-style-name="P2" draw:layer="layout" svg:x1="9.493cm" svg:y1="13.758cm" svg:x2="11.89cm" svg:y2="13.758cm">
            <text:p/>
          </draw:line>
          <draw:line draw:style-name="gr3" draw:text-style-name="P2" draw:layer="layout" svg:x1="9.493cm" svg:y1="14.238cm" svg:x2="11.89cm" svg:y2="14.238cm">
            <text:p/>
          </draw:line>
          <draw:line draw:style-name="gr3" draw:text-style-name="P2" draw:layer="layout" svg:x1="9.493cm" svg:y1="14.719cm" svg:x2="11.89cm" svg:y2="14.719cm">
            <text:p/>
          </draw:line>
          <draw:line draw:style-name="gr3" draw:text-style-name="P2" draw:layer="layout" svg:x1="9.493cm" svg:y1="15.197cm" svg:x2="11.89cm" svg:y2="15.197cm">
            <text:p/>
          </draw:line>
          <draw:line draw:style-name="gr3" draw:text-style-name="P2" draw:layer="layout" svg:x1="9.493cm" svg:y1="15.675cm" svg:x2="11.89cm" svg:y2="15.675cm">
            <text:p/>
          </draw:line>
          <draw:line draw:style-name="gr2" draw:text-style-name="P2" draw:layer="layout" svg:x1="9.493cm" svg:y1="16.155cm" svg:x2="11.89cm" svg:y2="16.155cm">
            <text:p/>
          </draw:line>
          <draw:polyline draw:style-name="gr4" draw:text-style-name="P2" draw:layer="layout" svg:width="0cm" svg:height="0cm" svg:x="9.493cm" svg:y="16.155cm" svg:viewBox="0 0 0 0" draw:points="0,0">
            <text:p/>
          </draw:polyline>
          <draw:polygon draw:style-name="gr5" draw:text-style-name="P3" draw:layer="layout" svg:width="2.405cm" svg:height="1.925cm" svg:x="9.481cm" svg:y="14.234cm" svg:viewBox="0 0 2406 1926" draw:points="0,1921 4,0 2402,5 2406,1443 1452,1443 1452,1926 9,1926">
            <text:p/>
          </draw:polygon>
          <draw:polygon draw:style-name="gr6" draw:text-style-name="P3" draw:layer="layout" svg:width="1.437cm" svg:height="0.959cm" svg:x="9.97cm" svg:y="14.719cm" svg:viewBox="0 0 1438 960" draw:points="0,956 0,0 1438,0 1438,480 474,480 474,96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2:56.493031533</meta:creation-date>
    <dc:date>2018-03-22T10:13:17.891549165</dc:date>
    <meta:editing-duration>PT21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